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indent="0in"/>
      <style:text-properties style:font-name-complex="Calibri"/>
    </style:style>
    <style:style style:name="P2" style:parent-style-name="Normal" style:family="paragraph">
      <style:paragraph-properties fo:text-indent="0in"/>
      <style:text-properties style:font-name-complex="Calibri"/>
    </style:style>
    <style:style style:name="P3" style:parent-style-name="Normal" style:family="paragraph">
      <style:paragraph-properties fo:text-indent="0in"/>
      <style:text-properties style:font-name-complex="Calibri" fo:language="en" fo:country="US"/>
    </style:style>
    <style:style style:name="P4" style:parent-style-name="Normal" style:family="paragraph">
      <style:paragraph-properties fo:text-indent="0in"/>
      <style:text-properties style:font-name-complex="Calibri" fo:language="en" fo:country="US"/>
    </style:style>
    <style:style style:name="P5" style:parent-style-name="Normal" style:family="paragraph">
      <style:paragraph-properties fo:text-indent="0in"/>
      <style:text-properties style:font-name-complex="Calibri" fo:language="en" fo:country="US"/>
    </style:style>
    <style:style style:name="P6" style:parent-style-name="Normal" style:family="paragraph">
      <style:paragraph-properties fo:text-indent="0in"/>
      <style:text-properties style:font-name-complex="Calibri" fo:language="en" fo:country="US"/>
    </style:style>
    <style:style style:name="P7" style:parent-style-name="Normal" style:family="paragraph">
      <style:paragraph-properties fo:text-indent="0in"/>
      <style:text-properties style:font-name-complex="Calibri" fo:language="en" fo:country="US"/>
    </style:style>
    <style:style style:name="P8" style:parent-style-name="Normal" style:family="paragraph">
      <style:paragraph-properties fo:text-indent="0in"/>
      <style:text-properties style:font-name-complex="Calibri" fo:language="en" fo:country="US"/>
    </style:style>
    <style:style style:name="P9" style:parent-style-name="Normal" style:family="paragraph">
      <style:paragraph-properties fo:text-indent="0in"/>
      <style:text-properties style:font-name-complex="Calibri" fo:language="en" fo:country="US"/>
    </style:style>
    <style:style style:name="P10" style:parent-style-name="Normal" style:family="paragraph">
      <style:paragraph-properties fo:text-indent="0in"/>
      <style:text-properties style:font-name-complex="Calibri" fo:language="en" fo:country="US"/>
    </style:style>
    <style:style style:name="P11" style:parent-style-name="Normal" style:family="paragraph">
      <style:paragraph-properties fo:text-indent="0in"/>
      <style:text-properties style:font-name-complex="Calibri" fo:language="en" fo:country="US"/>
    </style:style>
    <style:style style:name="P12" style:parent-style-name="Normal" style:family="paragraph">
      <style:paragraph-properties fo:text-indent="0in"/>
      <style:text-properties style:font-name-complex="Calibri" fo:language="en" fo:country="US"/>
    </style:style>
    <style:style style:name="P13" style:parent-style-name="Normal" style:family="paragraph">
      <style:paragraph-properties fo:text-indent="0in"/>
      <style:text-properties style:font-name-complex="Calibri" fo:language="en" fo:country="US"/>
    </style:style>
    <style:style style:name="P14" style:parent-style-name="Normal" style:family="paragraph">
      <style:paragraph-properties fo:text-indent="0in"/>
      <style:text-properties style:font-name-complex="Calibri" fo:language="en" fo:country="US"/>
    </style:style>
    <style:style style:name="P15" style:parent-style-name="Normal" style:family="paragraph">
      <style:paragraph-properties fo:text-indent="0in"/>
      <style:text-properties style:font-name-complex="Calibri" fo:language="en" fo:country="US"/>
    </style:style>
    <style:style style:name="P16" style:parent-style-name="Normal" style:family="paragraph">
      <style:paragraph-properties fo:text-indent="0in"/>
      <style:text-properties style:font-name-complex="Calibri" fo:language="en" fo:country="US"/>
    </style:style>
    <style:style style:name="P17" style:parent-style-name="Normal" style:family="paragraph">
      <style:paragraph-properties fo:text-indent="0in"/>
      <style:text-properties style:font-name-complex="Calibri"/>
    </style:style>
    <style:style style:name="P18" style:parent-style-name="Normal" style:family="paragraph">
      <style:paragraph-properties fo:text-indent="0in"/>
      <style:text-properties style:font-name-complex="Calibri"/>
    </style:style>
    <style:style style:name="P19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0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1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2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3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4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5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6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7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8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29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30" style:parent-style-name="Normal" style:list-style-name="LFO1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31" style:parent-style-name="Normal" style:family="paragraph">
      <style:paragraph-properties fo:text-indent="0in"/>
      <style:text-properties style:font-name-complex="Calibri"/>
    </style:style>
    <style:style style:name="P32" style:parent-style-name="Normal" style:list-style-name="LFO2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33" style:parent-style-name="Normal" style:list-style-name="LFO2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34" style:parent-style-name="Normal" style:list-style-name="LFO2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35" style:parent-style-name="Normal" style:list-style-name="LFO2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36" style:parent-style-name="Normal" style:list-style-name="LFO2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37" style:parent-style-name="Normal" style:list-style-name="LFO2" style:family="paragraph">
      <style:paragraph-properties fo:text-align="start" fo:margin-top="0.0694in" fo:margin-bottom="0.0694in" fo:line-height="100%"/>
      <style:text-properties style:font-name-asian="Times New Roman" style:font-name-complex="Calibri" style:letter-kerning="false" style:language-asian="de" style:country-asian="DE"/>
    </style:style>
    <style:style style:name="P38" style:parent-style-name="Normal" style:family="paragraph">
      <style:paragraph-properties fo:text-indent="0in"/>
      <style:text-properties style:font-name-complex="Calibri"/>
    </style:style>
    <style:style style:name="P39" style:parent-style-name="Normal" style:family="paragraph">
      <style:paragraph-properties fo:text-indent="0in"/>
      <style:text-properties style:font-name-complex="Calibri"/>
    </style:style>
  </office:automatic-styles>
  <office:body>
    <office:text text:use-soft-page-breaks="true">
      <text:p text:style-name="P1">Methods – Cluster Analysis<text:s/></text:p>
      <text:p text:style-name="P2"/>
      <text:p text:style-name="P3">Why ward method?</text:p>
      <text:p text:style-name="P4">Why euclidean distance method?</text:p>
      <text:p text:style-name="P5">Which data and why?</text:p>
      <text:p text:style-name="P6">Which variables and why?</text:p>
      <text:p text:style-name="P7">Which objects and why?</text:p>
      <text:p text:style-name="P8">Why two clusters?</text:p>
      <text:p text:style-name="P9">Why winzorising and how does it work?</text:p>
      <text:p text:style-name="P10">Exclusion criteria</text:p>
      <text:p text:style-name="P11">Why hierarchical clustering?</text:p>
      <text:p text:style-name="P12">Used data transformation<text:s/></text:p>
      <text:p text:style-name="P13">Which software including version number<text:s/></text:p>
      <text:p text:style-name="P14">Which stability test?</text:p>
      <text:p text:style-name="P15">Which validity test?</text:p>
      <text:p text:style-name="P16"/>
      <text:p text:style-name="P17">Für die Analyse wurden die Variablen X1, X2, usw. ausgewählt. In die Analyse wurden alle Befragten einbezogen. Die Variablen wurden z-transformiert, um Vergleichbarkeit zu erreichen. Die Clusteranalyse wurde mit IBM-SPSS 18 gerechnet. Eingesetzt wurde das Ward-Verfahren mit quadrierten euklidischen Distanzen und den technischen Standardeinstellungen, da das Verschmelzungsschema eine klare Interpretation besitzt. Die Bestimmung der Clusterzahl erfolgte mittels des inversen Scree-Tests. Zur Stabilitätsprüfung wurden für die ausgewählte Clusterzahl noch drei weitere Analysen mit dem Complete-, Single- und Weighted-Average-Linkage gerechnet. Die Übereinstimmung wurde mittels des adjustierten Randindex (Hubert und Arabie 1985) beurteilt. Zur Validitätsprüfung wurde auf die Variablen Z1, Z2 usw. zurückgegriffen</text:p>
      <text:p text:style-name="P18"/>
      <text:list text:style-name="LFO1" text:continue-numbering="true">
        <text:list-item>
          <text:p text:style-name="P19">Prüfung der Modellanpassung<text:s/></text:p>
          <text:list text:continue-numbering="true">
            <text:list-item>
              <text:p text:style-name="P20">Gute Modellanpassung liegt dann vor, wenn Kriterien 1-3 (u. eventuell 7 &amp; 8) erfüllt sind</text:p>
            </text:list-item>
            <text:list-item>
              <text:p text:style-name="P21">Notwendige Voraussetzung für inhaltliche Interpretation</text:p>
            </text:list-item>
            <text:list-item>
              <text:p text:style-name="P22">Bei nicht vorlage, ist Fehleranalyse für schlechte Modellanpassung durchzuführen</text:p>
            </text:list-item>
          </text:list>
        </text:list-item>
        <text:list-item>
          <text:p text:style-name="P23">Prüfung der inhaltlichen Interpretierbarkeit<text:s/></text:p>
          <text:list text:continue-numbering="true">
            <text:list-item>
              <text:p text:style-name="P24">Bei guter Modellanpassung ist inhaltliche Interpretation durchzuführen. Ist nicht möglich? Dann Fehleranalyse</text:p>
            </text:list-item>
          </text:list>
        </text:list-item>
        <text:list-item>
          <text:p text:style-name="P25">Stabilitätsprüfung<text:s/></text:p>
          <text:list text:continue-numbering="true">
            <text:list-item>
              <text:p text:style-name="P26">Wird untersucht, wie stark Ergebnisse sich ändern, wen geringfügige Modifikation an Daten u./o. getroffenen Spezifikationen des gewählten Verfahrens vorgenommen werden</text:p>
            </text:list-item>
            <text:list-item>
              <text:p text:style-name="P27">Führen geringfügige Veränderungen zu strk abweichenden Ergebnissen, liegt Instabilität vor -&gt; Fehleranalyse</text:p>
            </text:list-item>
          </text:list>
        </text:list-item>
        <text:list-item>
          <text:p text:style-name="P28">Inhaltliche Validitätsprüfung<text:s/></text:p>
          <text:list text:continue-numbering="true">
            <text:list-item>
              <text:p text:style-name="P29">Besteht darin, dass Hypothesen über den Zusammenhang der ermittelten Cluster mit nicht in die Clusterbildung einbezogenen Merkmalen formuliert werden<text:s/></text:p>
              <text:list text:continue-numbering="true">
                <text:list-item>
                  <text:p text:style-name="P30">Können Hypothesen nicht bestätigt werden -&gt; Fehleranalyse</text:p>
                </text:list-item>
              </text:list>
            </text:list-item>
          </text:list>
        </text:list-item>
      </text:list>
      <text:p text:style-name="P31"/>
      <text:list text:style-name="LFO2" text:continue-numbering="true">
        <text:list-item>
          <text:p text:style-name="P32">Welches Ähnlichkteismaß und welcher Algorithmus wurden gewählt?</text:p>
        </text:list-item>
        <text:list-item>
          <text:p text:style-name="P33">Was waren die Gründe für die Wahl?</text:p>
        </text:list-item>
        <text:list-item>
          <text:p text:style-name="P34">Wie stabil sind die Ergebnisse bei<text:s/></text:p>
          <text:list text:continue-numbering="true">
            <text:list-item>
              <text:p text:style-name="P35">Veränderung des Ähnlichkeitsmaßes</text:p>
            </text:list-item>
            <text:list-item>
              <text:p text:style-name="P36">Wechsel des Algorithmus</text:p>
            </text:list-item>
            <text:list-item>
              <text:p text:style-name="P37">Veränderung der Gruppenzahl?</text:p>
            </text:list-item>
          </text:list>
        </text:list-item>
      </text:list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5-13T04:51:00Z</meta:creation-date>
    <dc:date>2024-05-13T05:10:00Z</dc:date>
    <meta:template xlink:href="Normal.dotm" xlink:type="simple"/>
    <meta:editing-cycles>7</meta:editing-cycles>
    <meta:editing-duration>PT0S</meta:editing-duration>
    <meta:user-defined meta:name="GrammarlyDocumentId">57bb7af5-8c06-4f37-b984-061622c18b95</meta:user-defined>
    <meta:document-statistic meta:page-count="1" meta:paragraph-count="37" meta:word-count="303" meta:character-count="2314" meta:row-count="52" meta:non-whitespace-character-count="2048"/>
  </office:meta>
</office:document-meta>
</file>